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958c2" officeooo:paragraph-rsid="000958c2" style:font-weight-asian="bold" style:font-weight-complex="bold"/>
    </style:style>
    <style:style style:name="P2" style:family="paragraph" style:parent-style-name="Standard">
      <style:text-properties fo:font-weight="bold" officeooo:rsid="000bab98" officeooo:paragraph-rsid="000eb019" style:font-weight-asian="bold" style:font-weight-complex="bold"/>
    </style:style>
    <style:style style:name="P3" style:family="paragraph" style:parent-style-name="Standard">
      <style:text-properties fo:font-weight="bold" officeooo:rsid="000eb019" officeooo:paragraph-rsid="000ef128" style:font-weight-asian="bold" style:font-weight-complex="bold"/>
    </style:style>
    <style:style style:name="P4" style:family="paragraph" style:parent-style-name="Standard">
      <style:text-properties fo:font-weight="bold" officeooo:rsid="000c0eb8" officeooo:paragraph-rsid="0010755a" style:font-weight-asian="bold" style:font-weight-complex="bold"/>
    </style:style>
    <style:style style:name="P5" style:family="paragraph" style:parent-style-name="Standard">
      <style:text-properties fo:font-weight="bold" officeooo:rsid="000c0eb8" officeooo:paragraph-rsid="0011349c" style:font-weight-asian="bold" style:font-weight-complex="bold"/>
    </style:style>
    <style:style style:name="P6" style:family="paragraph" style:parent-style-name="Standard">
      <style:text-properties fo:font-weight="bold" officeooo:rsid="000c0eb8" officeooo:paragraph-rsid="001182ae" style:font-weight-asian="bold" style:font-weight-complex="bold"/>
    </style:style>
    <style:style style:name="P7" style:family="paragraph" style:parent-style-name="Standard">
      <style:text-properties fo:font-weight="bold" officeooo:rsid="000c0eb8" officeooo:paragraph-rsid="001352f1" style:font-weight-asian="bold" style:font-weight-complex="bold"/>
    </style:style>
    <style:style style:name="P8" style:family="paragraph" style:parent-style-name="Standard">
      <style:text-properties fo:font-weight="bold" officeooo:rsid="000c0eb8" officeooo:paragraph-rsid="00143af1" style:font-weight-asian="bold" style:font-weight-complex="bold"/>
    </style:style>
    <style:style style:name="P9" style:family="paragraph" style:parent-style-name="Standard">
      <style:text-properties fo:font-weight="bold" officeooo:rsid="000c0eb8" officeooo:paragraph-rsid="00148701" style:font-weight-asian="bold" style:font-weight-complex="bold"/>
    </style:style>
    <style:style style:name="P10" style:family="paragraph" style:parent-style-name="Standard">
      <style:text-properties fo:font-weight="bold" officeooo:rsid="000c0eb8" officeooo:paragraph-rsid="00159bbd" style:font-weight-asian="bold" style:font-weight-complex="bold"/>
    </style:style>
    <style:style style:name="P11" style:family="paragraph" style:parent-style-name="Standard">
      <style:text-properties fo:font-weight="bold" officeooo:rsid="000ef128" officeooo:paragraph-rsid="000ef128" style:font-weight-asian="bold" style:font-weight-complex="bold"/>
    </style:style>
    <style:style style:name="P12" style:family="paragraph" style:parent-style-name="Standard">
      <style:text-properties fo:font-weight="bold" officeooo:rsid="0009c39f" officeooo:paragraph-rsid="0009c39f" style:font-weight-asian="bold" style:font-weight-complex="bold"/>
    </style:style>
    <style:style style:name="P13" style:family="paragraph" style:parent-style-name="Standard">
      <style:text-properties fo:font-weight="bold" officeooo:rsid="0010755a" officeooo:paragraph-rsid="0010755a" style:font-weight-asian="bold" style:font-weight-complex="bold"/>
    </style:style>
    <style:style style:name="P14" style:family="paragraph" style:parent-style-name="Standard">
      <style:text-properties fo:font-weight="bold" officeooo:rsid="001182ae" officeooo:paragraph-rsid="001182ae" style:font-weight-asian="bold" style:font-weight-complex="bold"/>
    </style:style>
    <style:style style:name="P15" style:family="paragraph" style:parent-style-name="Standard">
      <style:text-properties fo:font-weight="bold" officeooo:rsid="001352f1" officeooo:paragraph-rsid="001352f1" style:font-weight-asian="bold" style:font-weight-complex="bold"/>
    </style:style>
    <style:style style:name="P16" style:family="paragraph" style:parent-style-name="Standard">
      <style:text-properties fo:font-weight="bold" officeooo:rsid="00161656" officeooo:paragraph-rsid="00161656" style:font-weight-asian="bold" style:font-weight-complex="bold"/>
    </style:style>
    <style:style style:name="P17" style:family="paragraph" style:parent-style-name="Standard">
      <style:text-properties officeooo:paragraph-rsid="000eb019"/>
    </style:style>
    <style:style style:name="P18" style:family="paragraph" style:parent-style-name="Standard">
      <style:text-properties fo:font-weight="normal" officeooo:rsid="0010755a" officeooo:paragraph-rsid="000958c2" style:font-weight-asian="normal" style:font-weight-complex="normal"/>
    </style:style>
    <style:style style:name="P19" style:family="paragraph" style:parent-style-name="Standard">
      <style:text-properties fo:font-weight="normal" officeooo:rsid="0010755a" officeooo:paragraph-rsid="0010755a" style:font-weight-asian="normal" style:font-weight-complex="normal"/>
    </style:style>
    <style:style style:name="P20" style:family="paragraph" style:parent-style-name="Standard">
      <style:text-properties fo:font-weight="normal" officeooo:rsid="0010755a" officeooo:paragraph-rsid="000eb019" style:font-weight-asian="normal" style:font-weight-complex="normal"/>
    </style:style>
    <style:style style:name="P21" style:family="paragraph" style:parent-style-name="Standard">
      <style:text-properties fo:font-weight="normal" officeooo:rsid="000ef128" officeooo:paragraph-rsid="000ef128" style:font-weight-asian="normal" style:font-weight-complex="normal"/>
    </style:style>
    <style:style style:name="P22" style:family="paragraph" style:parent-style-name="Standard">
      <style:text-properties fo:font-weight="normal" officeooo:rsid="000c0eb8" officeooo:paragraph-rsid="0011349c" style:font-weight-asian="normal" style:font-weight-complex="normal"/>
    </style:style>
    <style:style style:name="P23" style:family="paragraph" style:parent-style-name="Standard">
      <style:text-properties fo:font-weight="normal" officeooo:rsid="000c0eb8" officeooo:paragraph-rsid="001182ae" style:font-weight-asian="normal" style:font-weight-complex="normal"/>
    </style:style>
    <style:style style:name="P24" style:family="paragraph" style:parent-style-name="Standard">
      <style:text-properties fo:font-weight="normal" officeooo:rsid="000c0eb8" officeooo:paragraph-rsid="00148701" style:font-weight-asian="normal" style:font-weight-complex="normal"/>
    </style:style>
    <style:style style:name="P25" style:family="paragraph" style:parent-style-name="Standard">
      <style:text-properties fo:font-weight="normal" officeooo:rsid="000c0eb8" officeooo:paragraph-rsid="00159bbd" style:font-weight-asian="normal" style:font-weight-complex="normal"/>
    </style:style>
    <style:style style:name="P26" style:family="paragraph" style:parent-style-name="Standard">
      <style:text-properties fo:font-weight="normal" officeooo:rsid="001352f1" officeooo:paragraph-rsid="001352f1" style:font-weight-asian="normal" style:font-weight-complex="normal"/>
    </style:style>
    <style:style style:name="P27" style:family="paragraph" style:parent-style-name="Standard">
      <style:text-properties fo:font-weight="normal" officeooo:rsid="00143af1" officeooo:paragraph-rsid="00143af1" style:font-weight-asian="normal" style:font-weight-complex="normal"/>
    </style:style>
    <style:style style:name="P28" style:family="paragraph" style:parent-style-name="Standard">
      <style:text-properties fo:font-weight="normal" officeooo:rsid="00148701" officeooo:paragraph-rsid="00148701" style:font-weight-asian="normal" style:font-weight-complex="normal"/>
    </style:style>
    <style:style style:name="P29" style:family="paragraph" style:parent-style-name="Standard">
      <style:text-properties fo:font-weight="bold" officeooo:rsid="00161656" officeooo:paragraph-rsid="00161656" style:font-weight-asian="bold" style:font-weight-complex="bold"/>
    </style:style>
    <style:style style:name="P30" style:family="paragraph" style:parent-style-name="Standard">
      <style:text-properties officeooo:paragraph-rsid="00161656"/>
    </style:style>
    <style:style style:name="T1" style:family="text">
      <style:text-properties fo:font-weight="normal" style:font-weight-asian="normal" style:font-weight-complex="normal"/>
    </style:style>
    <style:style style:name="T2" style:family="text">
      <style:text-properties fo:font-weight="normal" officeooo:rsid="000adf7a" style:font-weight-asian="normal" style:font-weight-complex="normal"/>
    </style:style>
    <style:style style:name="T3" style:family="text">
      <style:text-properties fo:font-weight="normal" officeooo:rsid="000c0eb8" style:font-weight-asian="normal" style:font-weight-complex="normal"/>
    </style:style>
    <style:style style:name="T4" style:family="text">
      <style:text-properties fo:font-weight="normal" officeooo:rsid="000eb019" style:font-weight-asian="normal" style:font-weight-complex="normal"/>
    </style:style>
    <style:style style:name="T5" style:family="text">
      <style:text-properties fo:font-weight="normal" officeooo:rsid="000ef128" style:font-weight-asian="normal" style:font-weight-complex="normal"/>
    </style:style>
    <style:style style:name="T6" style:family="text">
      <style:text-properties fo:font-weight="normal" officeooo:rsid="0010755a" style:font-weight-asian="normal" style:font-weight-complex="normal"/>
    </style:style>
    <style:style style:name="T7" style:family="text">
      <style:text-properties fo:font-weight="normal" officeooo:rsid="0011349c" style:font-weight-asian="normal" style:font-weight-complex="normal"/>
    </style:style>
    <style:style style:name="T8" style:family="text">
      <style:text-properties fo:font-weight="normal" officeooo:rsid="001182ae" style:font-weight-asian="normal" style:font-weight-complex="normal"/>
    </style:style>
    <style:style style:name="T9" style:family="text">
      <style:text-properties fo:font-weight="normal" officeooo:rsid="001352f1" style:font-weight-asian="normal" style:font-weight-complex="normal"/>
    </style:style>
    <style:style style:name="T10" style:family="text">
      <style:text-properties fo:font-weight="normal" officeooo:rsid="00143af1" style:font-weight-asian="normal" style:font-weight-complex="normal"/>
    </style:style>
    <style:style style:name="T11" style:family="text">
      <style:text-properties fo:font-weight="normal" officeooo:rsid="00148701" style:font-weight-asian="normal" style:font-weight-complex="normal"/>
    </style:style>
    <style:style style:name="T12" style:family="text">
      <style:text-properties fo:font-weight="normal" officeooo:rsid="0014d459" style:font-weight-asian="normal" style:font-weight-complex="normal"/>
    </style:style>
    <style:style style:name="T13" style:family="text">
      <style:text-properties fo:font-weight="normal" officeooo:rsid="00159bbd" style:font-weight-asian="normal" style:font-weight-complex="normal"/>
    </style:style>
    <style:style style:name="T14" style:family="text">
      <style:text-properties fo:font-weight="normal" officeooo:rsid="00195e27" style:font-weight-asian="normal" style:font-weight-complex="normal"/>
    </style:style>
    <style:style style:name="T15" style:family="text">
      <style:text-properties fo:font-weight="normal" officeooo:rsid="001b3a40" style:font-weight-asian="normal" style:font-weight-complex="normal"/>
    </style:style>
    <style:style style:name="T16" style:family="text">
      <style:text-properties fo:font-weight="normal" officeooo:rsid="001ca3f7" style:font-weight-asian="normal" style:font-weight-complex="normal"/>
    </style:style>
    <style:style style:name="T17" style:family="text">
      <style:text-properties fo:font-weight="normal" officeooo:rsid="001db054" style:font-weight-asian="normal" style:font-weight-complex="normal"/>
    </style:style>
    <style:style style:name="T18" style:family="text">
      <style:text-properties fo:font-weight="normal" officeooo:rsid="001ed22e" style:font-weight-asian="normal" style:font-weight-complex="normal"/>
    </style:style>
    <style:style style:name="T19" style:family="text">
      <style:text-properties fo:font-weight="normal" officeooo:rsid="001ffbb2" style:font-weight-asian="normal" style:font-weight-complex="normal"/>
    </style:style>
    <style:style style:name="T20" style:family="text">
      <style:text-properties fo:font-weight="normal" officeooo:rsid="00202d59" style:font-weight-asian="normal" style:font-weight-complex="normal"/>
    </style:style>
    <style:style style:name="T21" style:family="text">
      <style:text-properties fo:font-weight="normal" officeooo:rsid="002168f0" style:font-weight-asian="normal" style:font-weight-complex="normal"/>
    </style:style>
    <style:style style:name="T22" style:family="text">
      <style:text-properties fo:font-weight="bold" officeooo:rsid="000eb019" style:font-weight-asian="bold" style:font-weight-complex="bold"/>
    </style:style>
    <style:style style:name="T23" style:family="text">
      <style:text-properties fo:font-weight="bold" officeooo:rsid="002168f0" style:font-weight-asian="bold" style:font-weight-complex="bold"/>
    </style:style>
    <style:style style:name="T24" style:family="text">
      <style:text-properties fo:font-weight="bold" officeooo:rsid="00161656" style:font-weight-asian="bold" style:font-weight-complex="bold"/>
    </style:style>
    <style:style style:name="T25" style:family="text">
      <style:text-properties officeooo:rsid="000eb019"/>
    </style:style>
    <style:style style:name="T26" style:family="text">
      <style:text-properties officeooo:rsid="000ef128"/>
    </style:style>
    <style:style style:name="T27" style:family="text">
      <style:text-properties officeooo:rsid="001182ae"/>
    </style:style>
    <style:style style:name="T28" style:family="text">
      <style:text-properties officeooo:rsid="00143af1"/>
    </style:style>
    <style:style style:name="T29" style:family="text">
      <style:text-properties officeooo:rsid="0014d459"/>
    </style:style>
    <style:style style:name="T30" style:family="text">
      <style:text-properties officeooo:rsid="00202b17"/>
    </style:style>
    <style:style style:name="T31" style:family="text">
      <style:text-properties officeooo:rsid="002168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bel:<text:span text:style-name="T1"> Es una empresa informática española que consiste en la prestación de servicios tecnológicos, dirigidos a grandes compañerías y organismos públicos.</text:span></text:p>
      <text:p text:style-name="P1"><text:span text:style-name="T1"><text:tab/>- </text:span><text:span text:style-name="T6">babel.es</text:span></text:p>
      <text:p text:style-name="P18"/>
      <text:p text:style-name="P12">WebPack:<text:span text:style-name="T1"> Es una librería que gestiona los recursos necesarios para </text:span><text:span text:style-name="T2">preparar el desarrollo de una aplicación web para producción.</text:span></text:p>
      <text:p text:style-name="P13"><text:span text:style-name="T2"><text:tab/>- </text:span><text:span text:style-name="T1">webpack.js.org</text:span></text:p>
      <text:p text:style-name="P19"/>
      <text:p text:style-name="P2">Protoype:<text:span text:style-name="T1"> </text:span><text:span text:style-name="T3">Framework escrito en JavaScript que se centra en el desarrollo dinámico de aplicaciones web. Como implemente AJAX, permite modificar una página web mientras ves su resultado sin tener que recargarla. Lo cual la hace más interactiva.</text:span></text:p>
      <text:p text:style-name="P2"><text:span text:style-name="T3"><text:tab/>- </text:span><text:span text:style-name="T6">prototypejs.org</text:span></text:p>
      <text:p text:style-name="P20"/>
      <text:p text:style-name="P2"><text:span text:style-name="T25">Polyfill:</text:span><text:span text:style-name="T3"> </text:span><text:span text:style-name="T4">Fragmento de código que sirve para proporcionar funcionalidades modernas en navegadores que no lo admitirían de forma nativa.</text:span></text:p>
      <text:p text:style-name="P17"><text:span text:style-name="T22"><text:tab/>-</text:span><text:span text:style-name="T4"> </text:span><text:a xlink:type="simple" xlink:href="http://www.polyfill.io/" text:style-name="Internet_20_link" text:visited-style-name="Visited_20_Internet_20_Link"><text:span text:style-name="T6">www.polyfill.io</text:span></text:a></text:p>
      <text:p text:style-name="P20"/>
      <text:p text:style-name="P17"><text:span text:style-name="T22">PHP:</text:span><text:span text:style-name="T4"> Lenguaje para el desarrollo web que se puede implementar en una página HTML. Puede hacer variedad de cosas ya que está enfocado en la programación de scripts.</text:span></text:p>
      <text:p text:style-name="P17"><text:span text:style-name="T4"><text:tab/>- </text:span><text:a xlink:type="simple" xlink:href="http://www.php.net/" text:style-name="Internet_20_link" text:visited-style-name="Visited_20_Internet_20_Link"><text:span text:style-name="T6">www.php.net</text:span></text:a></text:p>
      <text:p text:style-name="P20"/>
      <text:p text:style-name="P3">Framework: <text:span text:style-name="T1">Herramienta que facilita el trabajo de escritura y sintaxis a un desarrollador. Es un entorno de trabajo; </text:span><text:span text:style-name="T5">Como Eclipse, NetBeans y demás.</text:span></text:p>
      <text:p text:style-name="P21">Para PHP tenemos:</text:p>
      <text:p text:style-name="P11"><text:tab/>-<text:span text:style-name="T1">Laravel.<text:line-break/><text:tab/>-CodeIgniter.</text:span></text:p>
      <text:p text:style-name="P21"><text:tab/>-Symfony.<text:line-break/><text:tab/>-Zend.</text:p>
      <text:p text:style-name="P21"><text:tab/>-Phalcon.</text:p>
      <text:p text:style-name="P21"><text:tab/>-CakePHP.</text:p>
      <text:p text:style-name="P21"><text:tab/>-Etc...</text:p>
      <text:p text:style-name="P4"><text:span text:style-name="T26">Django:</text:span><text:span text:style-name="T5"> </text:span><text:span text:style-name="T6">Framework para </text:span><text:span text:style-name="T7">trabajar con el lenguaje </text:span><text:span text:style-name="T6">Python</text:span><text:span text:style-name="T5"> </text:span><text:span text:style-name="T6">que se inspira en el Modelo Vista Controlador.</text:span></text:p>
      <text:p text:style-name="P5"><text:span text:style-name="T6"><text:tab/>- </text:span><text:a xlink:type="simple" xlink:href="http://www.djangoproject.com/" text:style-name="Internet_20_link" text:visited-style-name="Visited_20_Internet_20_Link"><text:span text:style-name="T6">www.djangoproject.com</text:span></text:a></text:p>
      <text:p text:style-name="P22"><text:s text:c="42"/></text:p>
      <text:p text:style-name="P6"><text:span text:style-name="T27">JSP:</text:span><text:span text:style-name="T8"> JavaServer Pages. Software que ayuda a los desarrolladores a crear páginas web dinámicas en HTML/XML, pero funciona en JAVA.</text:span></text:p>
      <text:p text:style-name="P6"><text:span text:style-name="T8"><text:tab/>- </text:span><text:a xlink:type="simple" xlink:href="http://www.jsp.es/" text:style-name="Internet_20_link" text:visited-style-name="Visited_20_Internet_20_Link"><text:span text:style-name="T8">www.jsp.es</text:span></text:a></text:p>
      <text:p text:style-name="P14"/>
      <text:p text:style-name="P14">CSS:<text:span text:style-name="T1"> Hoja de Estilos en Cascada. Permite definir la presentación de la página web.</text:span></text:p>
      <text:p text:style-name="P23"/>
      <text:p text:style-name="P7"><text:span text:style-name="T27">Bootstrap:</text:span><text:span text:style-name="T8"> </text:span><text:span text:style-name="T9">Framework</text:span><text:span text:style-name="T1"> </text:span><text:span text:style-name="T9">para HTML, CSS y JavaScript enfocado en el front-end.</text:span></text:p>
      <text:p text:style-name="P7"><text:span text:style-name="T1"><text:tab/>- </text:span><text:span text:style-name="T9">getbootstrap.com</text:span></text:p>
      <text:p text:style-name="P26"/>
      <text:p text:style-name="P15">Vue: <text:span text:style-name="T1">Framework para trabajar en Javascript que se usa para hacer cosas básicas.</text:span></text:p>
      <text:p text:style-name="P26"><text:tab/>- vuejs.org</text:p>
      <text:p text:style-name="P26"/>
      <text:p text:style-name="P8"><text:s/><text:span text:style-name="T28">React: </text:span><text:span text:style-name="T10">Framework de Javascript para crear interfaces de usuario con el objetivo de desarrollar aplicaciones en una sola página.</text:span></text:p>
      <text:p text:style-name="P27"><text:tab/>- es.reactjs.org</text:p>
      <text:p text:style-name="P27"/>
      <text:p text:style-name="P9"><text:soft-page-break/><text:s/><text:span text:style-name="T28">Angular:</text:span><text:span text:style-name="T10"> </text:span><text:span text:style-name="T11">Framework desarrollado en Typescript. Se utiliza para crear aplicaciones web de una sola página. Usa el Modelo Vista Controlador. Hace que las pruebas sean más fáciles y convierte plantillas en código optimizado.</text:span></text:p>
      <text:p text:style-name="P28"><text:tab/>- angular.io</text:p>
      <text:p text:style-name="P24"/>
      <text:p text:style-name="P10"><text:s/><text:span text:style-name="T29">JavaScript:</text:span><text:span text:style-name="T12"> Lenguaje de programación interpretado, orientado a objetos, débilmente tipado y dinámico. Se utiliza tanto del lado del cliente como del servidor. Permiten mejoras en la interfaz del usuario y páginas web, reducir un patrón de código… entre otras cosas.</text:span></text:p>
      <text:p text:style-name="P10"><text:span text:style-name="T1"><text:tab/>-</text:span><text:span text:style-name="T13"> </text:span><text:a xlink:type="simple" xlink:href="http://www.javascript.com/" text:style-name="Internet_20_link" text:visited-style-name="Visited_20_Internet_20_Link"><text:span text:style-name="T13">www.javascript.com</text:span></text:a></text:p>
      <text:p text:style-name="P25"/>
      <text:p text:style-name="P16">TypeScript: <text:span text:style-name="T14">Lenguaje de programación, inspirado y variante de JavaScript. Tiene una librería que añade tipos estáticos y objetos basados en clases. Puede ser usado para desarrollar aplicaciones de JavaScript.</text:span></text:p>
      <text:p text:style-name="P16"><text:span text:style-name="T14"><text:tab/>- www.typescriptlang.org</text:span></text:p>
      <text:p text:style-name="P16"/>
      <text:p text:style-name="P16">JQuery: <text:span text:style-name="T15">Framework multiplaforma de Javascript. Permite interactuar con los elementos HTML y desarrollar animaciones para agregar interacción AJAX en páginas web.</text:span></text:p>
      <text:p text:style-name="P16"><text:span text:style-name="T15"><text:tab/>- jquery.com </text:span></text:p>
      <text:p text:style-name="P16"><text:tab/></text:p>
      <text:p text:style-name="P16">Gatsby: <text:span text:style-name="T16">Es un generador de Sitios Web estáticos. Está construido sobre React. Este tipo de páginas no hacen consultas a bases de datos. No ejecuta código en el lado del servidor.</text:span></text:p>
      <text:p text:style-name="P16"><text:tab/>-<text:span text:style-name="T17">www.gatsbyjs.com</text:span></text:p>
      <text:p text:style-name="P16"/>
      <text:p text:style-name="P16">Hugo: <text:span text:style-name="T16">Otro generador de sitios web estáticos. </text:span><text:span text:style-name="T17">Aplica todo lo dicho para Gatsby.</text:span></text:p>
      <text:p text:style-name="P16"><text:tab/>-<text:span text:style-name="T17">gohugo.io</text:span></text:p>
      <text:p text:style-name="P16"/>
      <text:p text:style-name="P16">Jekyll: <text:span text:style-name="T17">Lo mismo que Hugo y Jekyll. Ofrece free hosting en GitHub. </text:span><text:span text:style-name="T18">Escrito en Ruby.</text:span></text:p>
      <text:p text:style-name="P16"><text:tab/>-<text:span text:style-name="T19">jekyllrb.com</text:span></text:p>
      <text:p text:style-name="P16"/>
      <text:p text:style-name="P16">Pelican: <text:span text:style-name="T18">Generador de sitios web estáticos como todos los anteriores, creado en Python. Admite importaciones desde WordPress y otros servicios.</text:span></text:p>
      <text:p text:style-name="P16"><text:tab/>-<text:span text:style-name="T19">blog.getpelican.com</text:span></text:p>
      <text:p text:style-name="P16"/>
      <text:p text:style-name="P16">Scraping: <text:span text:style-name="T19">Técnica utilizada en el ámbito de la informática mediante programas de software que sirve para simular la navegación de un humano en internet y poder monitorizar la detección de cambios.</text:span></text:p>
      <text:p text:style-name="P16"/>
      <text:p text:style-name="P16">Heroku: <text:span text:style-name="T19">Servicio de cloud computing que permite construir y supervisar aplicaciones y alojarlas en la nube. Permite desarrollar en cualquier tipo de lenguaje de programación.</text:span></text:p>
      <text:p text:style-name="P16"><text:tab/>-<text:span text:style-name="T19">www.heroku.com</text:span></text:p>
      <text:p text:style-name="P16"/>
      <text:p text:style-name="P16"><text:span text:style-name="T30">SmileBasic</text:span>: <text:span text:style-name="T20">Es una versión portátil del lenguaje de programación BASIC. BASIC está diseñado para que los principiantes aprendan a programar. Se puede usar incluso en una consola de Nintendo.</text:span></text:p>
      <text:p text:style-name="P16"><text:tab/>-<text:span text:style-name="T20">smileboom.com </text:span></text:p>
      <text:p text:style-name="P16"/>
      <text:p text:style-name="P16"/>
      <text:p text:style-name="P30"><text:span text:style-name="T23">Eclipse</text:span><text:span text:style-name="T24">: </text:span><text:span text:style-name="T21">Es un framework para distintos tipos de lenguaje de programación. Es de código abierto y admite añadir plugins de un repositorio.</text:span></text:p>
      <text:p text:style-name="P30"><text:span text:style-name="T21"><text:tab/>-www.eclipse.org</text:span></text:p>
      <text:p text:style-name="P25"><text:s text:c="3307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22:47:24.987983485</meta:creation-date>
    <dc:date>2020-10-24T22:37:03.779237681</dc:date>
    <meta:editing-duration>PT2H8M4S</meta:editing-duration>
    <meta:editing-cycles>22</meta:editing-cycles>
    <meta:generator>LibreOffice/6.4.6.2$Linux_X86_64 LibreOffice_project/40$Build-2</meta:generator>
    <meta:document-statistic meta:table-count="0" meta:image-count="0" meta:object-count="0" meta:page-count="2" meta:paragraph-count="54" meta:word-count="594" meta:character-count="37155" meta:non-whitespace-character-count="3462"/>
  </office:meta>
</office:document-meta>
</file>